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P2" style:family="paragraph" style:parent-style-name="Footer">
      <style:paragraph-properties fo:break-before="page"/>
    </style:style>
    <style:style style:name="P3" style:family="paragraph" style:parent-style-name="Text_20_body">
      <style:text-properties officeooo:rsid="0018fa5e" officeooo:paragraph-rsid="0018fa5e"/>
    </style:style>
    <style:style style:name="P4" style:family="paragraph" style:parent-style-name="Text_20_body">
      <style:text-properties officeooo:rsid="0018fa5e" officeooo:paragraph-rsid="00303b0c"/>
    </style:style>
    <style:style style:name="P5" style:family="paragraph" style:parent-style-name="Text_20_body">
      <style:text-properties fo:font-style="normal" officeooo:rsid="001a130f" officeooo:paragraph-rsid="001a130f" style:font-style-asian="normal" style:font-style-complex="normal"/>
    </style:style>
    <style:style style:name="P6" style:family="paragraph" style:parent-style-name="Text_20_body">
      <style:text-properties fo:font-style="normal" officeooo:rsid="001caeb6" officeooo:paragraph-rsid="001caeb6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tyle="normal" officeooo:rsid="001caeb6" officeooo:paragraph-rsid="001caeb6" style:font-style-asian="normal" style:font-style-complex="normal"/>
    </style:style>
    <style:style style:name="P8" style:family="paragraph" style:parent-style-name="Text_20_body">
      <style:text-properties officeooo:rsid="001ab430" officeooo:paragraph-rsid="001ab430"/>
    </style:style>
    <style:style style:name="P9" style:family="paragraph" style:parent-style-name="Text_20_body">
      <style:text-properties officeooo:rsid="001ab430" officeooo:paragraph-rsid="00396c4c"/>
    </style:style>
    <style:style style:name="P10" style:family="paragraph" style:parent-style-name="Text_20_body">
      <style:text-properties officeooo:rsid="001cef8f" officeooo:paragraph-rsid="001cef8f"/>
    </style:style>
    <style:style style:name="P11" style:family="paragraph" style:parent-style-name="Text_20_body">
      <style:paragraph-properties fo:text-align="start" style:justify-single-word="false"/>
      <style:text-properties officeooo:rsid="001cef8f" officeooo:paragraph-rsid="001cef8f"/>
    </style:style>
    <style:style style:name="P12" style:family="paragraph" style:parent-style-name="Text_20_body">
      <style:paragraph-properties fo:text-align="start" style:justify-single-word="false"/>
      <style:text-properties officeooo:rsid="001cef8f" officeooo:paragraph-rsid="001f61af"/>
    </style:style>
    <style:style style:name="P13" style:family="paragraph" style:parent-style-name="Text_20_body">
      <style:paragraph-properties fo:text-align="start" style:justify-single-word="false"/>
      <style:text-properties officeooo:rsid="001cef8f" officeooo:paragraph-rsid="00203279"/>
    </style:style>
    <style:style style:name="P14" style:family="paragraph" style:parent-style-name="Text_20_body">
      <style:paragraph-properties fo:text-align="start" style:justify-single-word="false"/>
      <style:text-properties officeooo:rsid="001cef8f" officeooo:paragraph-rsid="0022f2fa"/>
    </style:style>
    <style:style style:name="P15" style:family="paragraph" style:parent-style-name="Text_20_body">
      <style:paragraph-properties fo:text-align="start" style:justify-single-word="false"/>
      <style:text-properties officeooo:rsid="001cef8f" officeooo:paragraph-rsid="0034cf14"/>
    </style:style>
    <style:style style:name="P16" style:family="paragraph" style:parent-style-name="Text_20_body">
      <style:text-properties officeooo:rsid="001cef8f" officeooo:paragraph-rsid="001f61af"/>
    </style:style>
    <style:style style:name="P17" style:family="paragraph" style:parent-style-name="Text_20_body">
      <style:text-properties officeooo:rsid="001cef8f" officeooo:paragraph-rsid="00203279"/>
    </style:style>
    <style:style style:name="P18" style:family="paragraph" style:parent-style-name="Text_20_body">
      <style:text-properties officeooo:rsid="001cef8f" officeooo:paragraph-rsid="0022f2fa"/>
    </style:style>
    <style:style style:name="P19" style:family="paragraph" style:parent-style-name="Text_20_body">
      <style:text-properties officeooo:rsid="001cef8f" officeooo:paragraph-rsid="0034cf14"/>
    </style:style>
    <style:style style:name="P20" style:family="paragraph" style:parent-style-name="Text_20_body">
      <style:paragraph-properties fo:text-align="start" style:justify-single-word="false"/>
      <style:text-properties fo:font-style="italic" officeooo:rsid="001e9676" officeooo:paragraph-rsid="001e9676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tyle="italic" officeooo:rsid="001e9676" officeooo:paragraph-rsid="001f61af" style:font-style-asian="italic" style:font-style-complex="italic"/>
    </style:style>
    <style:style style:name="P22" style:family="paragraph" style:parent-style-name="Text_20_body">
      <style:paragraph-properties fo:text-align="start" style:justify-single-word="false"/>
      <style:text-properties fo:font-style="italic" officeooo:rsid="001e9676" officeooo:paragraph-rsid="00203279" style:font-style-asian="italic" style:font-style-complex="italic"/>
    </style:style>
    <style:style style:name="P23" style:family="paragraph" style:parent-style-name="Text_20_body">
      <style:paragraph-properties fo:text-align="start" style:justify-single-word="false"/>
      <style:text-properties fo:font-style="italic" officeooo:rsid="001e9676" officeooo:paragraph-rsid="0022f2fa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fo:font-style="italic" officeooo:rsid="001e9676" officeooo:paragraph-rsid="0034cf14" style:font-style-asian="italic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1cef8f" officeooo:paragraph-rsid="001cef8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cef8f" officeooo:paragraph-rsid="001f61a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1cef8f" officeooo:paragraph-rsid="00203279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1cef8f" officeooo:paragraph-rsid="0022f2fa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1cef8f" officeooo:paragraph-rsid="0034cf14" style:font-weight-asian="bold" style:font-weight-complex="bold"/>
    </style:style>
    <style:style style:name="P30" style:family="paragraph" style:parent-style-name="Text_20_body">
      <style:text-properties officeooo:rsid="001f61af" officeooo:paragraph-rsid="001f61af"/>
    </style:style>
    <style:style style:name="P31" style:family="paragraph" style:parent-style-name="Text_20_body">
      <style:text-properties officeooo:rsid="002a5a9b" officeooo:paragraph-rsid="002a5a9b"/>
    </style:style>
    <style:style style:name="P32" style:family="paragraph" style:parent-style-name="Text_20_body">
      <style:text-properties officeooo:rsid="00303b0c" officeooo:paragraph-rsid="00303b0c"/>
    </style:style>
    <style:style style:name="P33" style:family="paragraph" style:parent-style-name="Text_20_body">
      <style:text-properties officeooo:rsid="00345a53" officeooo:paragraph-rsid="00345a53"/>
    </style:style>
    <style:style style:name="P34" style:family="paragraph" style:parent-style-name="Text_20_body">
      <style:text-properties officeooo:rsid="0034cf14" officeooo:paragraph-rsid="0034cf14"/>
    </style:style>
    <style:style style:name="P35" style:family="paragraph" style:parent-style-name="Text_20_body">
      <style:text-properties officeooo:rsid="00350785" officeooo:paragraph-rsid="00350785"/>
    </style:style>
    <style:style style:name="P36" style:family="paragraph" style:parent-style-name="Text_20_body">
      <style:text-properties officeooo:paragraph-rsid="00382b6f"/>
    </style:style>
    <style:style style:name="P37" style:family="paragraph" style:parent-style-name="Text_20_body">
      <style:text-properties officeooo:rsid="003fe914" officeooo:paragraph-rsid="003fe914"/>
    </style:style>
    <style:style style:name="P38" style:family="paragraph" style:parent-style-name="Text_20_body">
      <style:text-properties officeooo:rsid="00402f2e" officeooo:paragraph-rsid="00402f2e"/>
    </style:style>
    <style:style style:name="P39" style:family="paragraph" style:parent-style-name="Text_20_body">
      <style:text-properties officeooo:paragraph-rsid="002c0f90"/>
    </style:style>
    <style:style style:name="P40" style:family="paragraph" style:parent-style-name="Title" style:master-page-name="First_20_Page">
      <style:paragraph-properties style:page-number="1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Heading_20_2">
      <style:text-properties officeooo:paragraph-rsid="002eb8d2"/>
    </style:style>
    <style:style style:name="P43" style:family="paragraph" style:parent-style-name="Heading_20_2">
      <style:text-properties officeooo:rsid="00382b6f" officeooo:paragraph-rsid="00382b6f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break-before="page"/>
      <style:text-properties officeooo:paragraph-rsid="00169c1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f8f" style:font-weight-asian="bold" style:font-weight-complex="bold"/>
    </style:style>
    <style:style style:name="T3" style:family="text">
      <style:text-properties fo:font-weight="bold" officeooo:rsid="0018fa5e" style:font-weight-asian="bold" style:font-weight-complex="bold"/>
    </style:style>
    <style:style style:name="T4" style:family="text">
      <style:text-properties fo:font-weight="bold" officeooo:rsid="0020327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ef8f" style:font-weight-asian="normal" style:font-weight-complex="normal"/>
    </style:style>
    <style:style style:name="T7" style:family="text">
      <style:text-properties officeooo:rsid="0018fa5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ab519"/>
    </style:style>
    <style:style style:name="T10" style:family="text">
      <style:text-properties officeooo:rsid="001caeb6"/>
    </style:style>
    <style:style style:name="T11" style:family="text">
      <style:text-properties officeooo:rsid="001f61af"/>
    </style:style>
    <style:style style:name="T12" style:family="text">
      <style:text-properties officeooo:rsid="00203279"/>
    </style:style>
    <style:style style:name="T13" style:family="text">
      <style:text-properties officeooo:rsid="0022f2fa"/>
    </style:style>
    <style:style style:name="T14" style:family="text">
      <style:text-properties officeooo:rsid="00270050"/>
    </style:style>
    <style:style style:name="T15" style:family="text">
      <style:text-properties officeooo:rsid="002a5a9b"/>
    </style:style>
    <style:style style:name="T16" style:family="text">
      <style:text-properties officeooo:rsid="002c0f90"/>
    </style:style>
    <style:style style:name="T17" style:family="text">
      <style:text-properties officeooo:rsid="002eb8d2"/>
    </style:style>
    <style:style style:name="T18" style:family="text">
      <style:text-properties officeooo:rsid="00303b0c"/>
    </style:style>
    <style:style style:name="T19" style:family="text">
      <style:text-properties fo:color="#333333"/>
    </style:style>
    <style:style style:name="T20" style:family="text">
      <style:text-properties fo:color="#333333" officeooo:rsid="002eb8d2"/>
    </style:style>
    <style:style style:name="T21" style:family="text">
      <style:text-properties fo:color="#333333" officeooo:rsid="00373b57"/>
    </style:style>
    <style:style style:name="T22" style:family="text">
      <style:text-properties officeooo:rsid="0034cf14"/>
    </style:style>
    <style:style style:name="T23" style:family="text">
      <style:text-properties officeooo:rsid="0035f14b"/>
    </style:style>
    <style:style style:name="T24" style:family="text">
      <style:text-properties officeooo:rsid="00372bc0"/>
    </style:style>
    <style:style style:name="T25" style:family="text">
      <style:text-properties officeooo:rsid="00373b57"/>
    </style:style>
    <style:style style:name="T26" style:family="text">
      <style:text-properties officeooo:rsid="00396c4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Fros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46"><text:a xlink:type="simple" xlink:href="#__RefHeading___Toc440_3411741726" text:style-name="Index_20_Link" text:visited-style-name="Index_20_Link">Système de jeu<text:tab/>3</text:a></text:p>
          <text:p text:style-name="P41"><text:a xlink:type="simple" xlink:href="#__RefHeading___Toc574_3963960377" text:style-name="Index_20_Link" text:visited-style-name="Index_20_Link">Actions<text:tab/>3</text:a></text:p>
          <text:p text:style-name="P44"><text:a xlink:type="simple" xlink:href="#__RefHeading___Toc850_3963960377" text:style-name="Index_20_Link" text:visited-style-name="Index_20_Link">Basiques et avancées<text:tab/>3</text:a></text:p>
          <text:p text:style-name="P44"><text:a xlink:type="simple" xlink:href="#__RefHeading___Toc733_3963960377" text:style-name="Index_20_Link" text:visited-style-name="Index_20_Link">Dépendantes et interdépendantes<text:tab/>3</text:a></text:p>
          <text:p text:style-name="P44"><text:a xlink:type="simple" xlink:href="#__RefHeading___Toc852_3963960377" text:style-name="Index_20_Link" text:visited-style-name="Index_20_Link">Prolongées<text:tab/>3</text:a></text:p>
          <text:p text:style-name="P44"><text:a xlink:type="simple" xlink:href="#__RefHeading___Toc576_3963960377" text:style-name="Index_20_Link" text:visited-style-name="Index_20_Link">Dénomination<text:tab/>4</text:a></text:p>
          <text:p text:style-name="P41"><text:a xlink:type="simple" xlink:href="#__RefHeading___Toc578_3963960377" text:style-name="Index_20_Link" text:visited-style-name="Index_20_Link">Caractéristiques<text:tab/>4</text:a></text:p>
          <text:p text:style-name="P44"><text:a xlink:type="simple" xlink:href="#__RefHeading___Toc735_3963960377" text:style-name="Index_20_Link" text:visited-style-name="Index_20_Link">Fondamentales<text:tab/>4</text:a></text:p>
          <text:p text:style-name="P44"><text:a xlink:type="simple" xlink:href="#__RefHeading___Toc745_3963960377" text:style-name="Index_20_Link" text:visited-style-name="Index_20_Link">Caractéristiques<text:tab/>5</text:a></text:p>
          <text:p text:style-name="P41"><text:a xlink:type="simple" xlink:href="#__RefHeading___Toc580_3963960377" text:style-name="Index_20_Link" text:visited-style-name="Index_20_Link">Compétences<text:tab/>5</text:a></text:p>
          <text:p text:style-name="P44"><text:a xlink:type="simple" xlink:href="#__RefHeading___Toc582_3963960377" text:style-name="Index_20_Link" text:visited-style-name="Index_20_Link">Maîtrises<text:tab/>5</text:a></text:p>
          <text:p text:style-name="P41"><text:a xlink:type="simple" xlink:href="#__RefHeading___Toc1204_3963960377" text:style-name="Index_20_Link" text:visited-style-name="Index_20_Link">Altercations<text:tab/>5</text:a></text:p>
          <text:p text:style-name="P44"><text:a xlink:type="simple" xlink:href="#__RefHeading___Toc1206_3963960377" text:style-name="Index_20_Link" text:visited-style-name="Index_20_Link">Combats<text:tab/>5</text:a></text:p>
          <text:p text:style-name="P44"><text:a xlink:type="simple" xlink:href="#__RefHeading___Toc1208_3963960377" text:style-name="Index_20_Link" text:visited-style-name="Index_20_Link">Rhétoriques<text:tab/>5</text:a></text:p>
          <text:p text:style-name="P41"><text:a xlink:type="simple" xlink:href="#__RefHeading___Toc759_3963960377" text:style-name="Index_20_Link" text:visited-style-name="Index_20_Link">Expériences<text:tab/>5</text:a></text:p>
        </text:index-body>
      </text:table-of-content>
      <text:p text:style-name="Text_20_body"/>
      <text:p text:style-name="Text_20_body"/>
      <text:h text:style-name="P45" text:outline-level="1"><text:bookmark-start text:name="__RefHeading___Toc440_3411741726"/>Système de jeu<text:bookmark-end text:name="__RefHeading___Toc440_3411741726"/></text:h>
      <text:h text:style-name="P42" text:outline-level="2"><text:bookmark-start text:name="__RefHeading___Toc574_3963960377"/>Actions <text:bookmark-end text:name="__RefHeading___Toc574_3963960377"/></text:h>
      <text:p text:style-name="P32">Une action vas correspondre à un lancé de un ou plusieurs d6, pour cela nous allons utiliser deux paramètres, les <text:a xlink:type="simple" xlink:href="#1.2.Caractéristiques|outline" text:style-name="Internet_20_link" text:visited-style-name="Visited_20_Internet_20_Link"><text:span text:style-name="T3">Caractéristiques</text:span></text:a><text:span text:style-name="T7">, </text:span>que nous abrégerons <text:span text:style-name="T7">[Cc], </text:span>et les <text:a xlink:type="simple" xlink:href="#1.3.Compétences|outline" text:style-name="Internet_20_link" text:visited-style-name="Visited_20_Internet_20_Link"><text:span text:style-name="T3">Compétences</text:span></text:a><text:span text:style-name="T7">, </text:span>que nous abrégerons<text:span text:style-name="T7"> [Cp]</text:span></text:p>
      <text:p text:style-name="P4"><text:span text:style-name="T18">Pour réaliser une action</text:span> <text:span text:style-name="T18">il faut lancer</text:span> [Cc]dés, si au moins un dés obtiens un résultat <text:span text:style-name="T14">égale ou inférieur à</text:span> [Cp] alors le jet est réussis.<text:line-break/><text:span text:style-name="T18">Un 1 compte toujours comme une réussite. Tout de fois, comme nous allons le voir ensuite, réussir le jet ne garanti pas de réussir l’action.</text:span></text:p>
      <text:h text:style-name="Heading_20_3" text:outline-level="3"><text:bookmark-start text:name="__RefHeading___Toc850_3963960377"/>Basique<text:span text:style-name="T25">s</text:span> et avancé<text:span text:style-name="T25">es</text:span><text:bookmark-end text:name="__RefHeading___Toc850_3963960377"/></text:h>
      <text:p text:style-name="P3"><text:span text:style-name="T18">Les actions vont posséder un niveau de r</text:span>éussite, <text:span text:style-name="T18">qui vas être la </text:span>lus grande occurrence de nombre identique dans le lancé : [Ru]<text:line-break/><text:span text:style-name="T8">(ex : sur un jet de ‘1,1,6,5,4,9,6,4,2,1’ le plus gros groupe de nombre identique est « 1 » avec trois occurrence, il y a donc 3 [Ru])</text:span></text:p>
      <text:p text:style-name="P5">Si l’action est simple, par rapport à la compétence il n’y aura qu’un seul [Ru] demandé (L’occurrence minimum d’un lancé étant de 1 cette contrainte n’est alors pas pris en compte lors de la demande de jet par le maître du jeu aux joueurs).</text:p>
      <text:p text:style-name="P5">Par contre si la tache est plus complexe, si elle demande un niveau de maîtrise dans le domaine, un certains nombre de [Ru] peut être demandé.</text:p>
      <text:p text:style-name="P6">Le niveau de [Ru] est maxé par la compétence du joueur :</text:p>
      <text:p text:style-name="P7"><text:line-break/><text:span text:style-name="T1">si [Ru] &gt; [Cp] : [Ru] = [Cp]</text:span></text:p>
      <text:h text:style-name="Heading_20_3" text:outline-level="3"><text:bookmark-start text:name="__RefHeading___Toc733_3963960377"/><text:span text:style-name="T20">D</text:span><text:span text:style-name="T19">épendante</text:span><text:span text:style-name="T21">s</text:span> et interdépendante<text:span text:style-name="T25">s</text:span><text:bookmark-end text:name="__RefHeading___Toc733_3963960377"/></text:h>
      <text:p text:style-name="P30">Par moment il y a nécessité d’utiliser plusieurs compétences pour réaliser un dés.<text:line-break/>Il y a alors deux cas de figure, sois il y a une compétence principale et une ou des compétences secondaire.<text:line-break/>Sois toute les compétences sont interdépendante entre elle.</text:p>
      <text:p text:style-name="P30">Si <text:span text:style-name="T12">toute les compétences sont interdépendante entre elle alors il faut prendre la plus faible des compétences pour le jet.<text:line-break/><text:line-break/>Par contre si il y a une compétence secondaire et une compétence principale le jet se fera sous la compétence principale avec un dés en moins si la compétence secondaire est inférieur à un niveau donné.</text:span></text:p>
      <text:h text:style-name="Heading_20_3" text:outline-level="3"><text:bookmark-start text:name="__RefHeading___Toc852_3963960377"/><text:span text:style-name="T17">P</text:span>rolongées<text:bookmark-end text:name="__RefHeading___Toc852_3963960377"/></text:h>
      <text:p text:style-name="P33">Il est parfois nécessaire de prendre du temps pour effectuer une tâche, dans ses cas là il faut effectuer une action dite prolongée.</text:p>
      <text:p text:style-name="P33">Une action prolongé vas prendre un paramètre de temps supplémentaire, sois fixe, sois dépendant d’une caractéristique.<text:line-break/>Il sera noté [t] ou [t]*[Cc] si dépendants.</text:p>
      <text:p text:style-name="P33">Une unité de temps vaut une demi-heure passé sur la tâche. Si l’action est complexe et demande un niveau de réussite il faudra que <text:s/>l’ensemble additionné des niveaux de <text:soft-page-break/>réussites obtenue durant les jets sois supérieur ou égal à <text:span text:style-name="T1">[Ru]*[t]</text:span>.</text:p>
      <text:p text:style-name="P35">Si l’indice de temps vaut [t]*[Cc] c’est uniquement l’indice <text:s/>[t] qui est pris en compte pour le nombres de [Ru] nécessaire.</text:p>
      <text:p text:style-name="P34">Raté un jet durant une action prolongé entraîne un jet de rattrape de <text:span text:style-name="T2">[C</text:span><text:span text:style-name="T4">p</text:span><text:span text:style-name="T2">]|[C</text:span><text:span text:style-name="T4">c</text:span><text:span text:style-name="T2">]→[Ru</text:span><text:span text:style-name="T1">+ nombre de jet raté jusqu’à là</text:span><text:span text:style-name="T2">]</text:span><text:span text:style-name="T6">, </text:span><text:span text:style-name="T5">en cas d’échec l’action prend fin.</text:span></text:p>
      <text:h text:style-name="Heading_20_3" text:outline-level="3"><text:bookmark-start text:name="__RefHeading___Toc576_3963960377"/>Dénomination<text:bookmark-end text:name="__RefHeading___Toc576_3963960377"/></text:h>
      <text:p text:style-name="P16">Ainsi un lancé de dés <text:span text:style-name="T11">basique </text:span>sera annoté dans la suite du livre :</text:p>
      <text:p text:style-name="P26">[C<text:span text:style-name="T12">p</text:span>]|[C<text:span text:style-name="T12">c</text:span>]</text:p>
      <text:p text:style-name="P12">sois :</text:p>
      <text:p text:style-name="P26">Math | <text:span text:style-name="T22">Ana</text:span></text:p>
      <text:p text:style-name="P21">(Mathématique sous <text:s/><text:span text:style-name="T22">analyse</text:span>)</text:p>
      <text:p text:style-name="P10"><text:span text:style-name="T11">U</text:span>n lancé de dés <text:span text:style-name="T11">avancé</text:span> :</text:p>
      <text:p text:style-name="P25">[C<text:span text:style-name="T12">p</text:span>]|[C<text:span text:style-name="T12">c</text:span>]→[Ru]</text:p>
      <text:p text:style-name="P11">sois :</text:p>
      <text:p text:style-name="P25">Math | <text:span text:style-name="T22">Ana</text:span>→ 3</text:p>
      <text:p text:style-name="P20">(Mathématique sous <text:span text:style-name="T22">analyse</text:span> avec 3 niveaux de réussite requis)</text:p>
      <text:p text:style-name="P17"><text:span text:style-name="T11">U</text:span>n lancé de dés <text:span text:style-name="T11">avancé secondé</text:span> :</text:p>
      <text:p text:style-name="P27">[C<text:span text:style-name="T12">p</text:span>]<text:span text:style-name="T12">(Cps[ru])</text:span>|[C<text:span text:style-name="T12">c</text:span>]→[Ru]</text:p>
      <text:p text:style-name="P13">sois :</text:p>
      <text:p text:style-name="P27">Math<text:span text:style-name="T12">(dessin 3)</text:span> | <text:span text:style-name="T22">Ana</text:span>→ 3</text:p>
      <text:p text:style-name="P22">(Mathématique sous <text:span text:style-name="T22">analyse </text:span>avec 3 niveaux de réussite<text:span text:style-name="T24">s </text:span>requis, <text:span text:style-name="T12">si le joueur possède un niveau de dessin inférieur à 3 il a un dés en moins</text:span>)</text:p>
      <text:p text:style-name="P18"><text:span text:style-name="T11">U</text:span>n lancé de dés <text:span text:style-name="T11">avancé avec plusieurs compétences</text:span> :</text:p>
      <text:p text:style-name="P28">[C<text:span text:style-name="T12">p</text:span>],<text:span text:style-name="T13">[Cp]</text:span>|[C<text:span text:style-name="T12">c</text:span>]→[Ru]</text:p>
      <text:p text:style-name="P14">sois :</text:p>
      <text:p text:style-name="P28">Math, <text:span text:style-name="T13">Architecture</text:span> | <text:span text:style-name="T22">Ana</text:span>→ 3</text:p>
      <text:p text:style-name="P23">(<text:span text:style-name="T13">compétence la plus faible entre </text:span>Mathématique <text:span text:style-name="T13">et Architecture, </text:span>sous <text:span text:style-name="T23">analyse </text:span>avec 3 niveaux de réussite<text:span text:style-name="T23">s</text:span> requis)</text:p>
      <text:p text:style-name="P19"><text:span text:style-name="T11">U</text:span>n lancé de dés <text:span text:style-name="T22">prolongé</text:span> <text:span text:style-name="T11">avancé</text:span> :</text:p>
      <text:p text:style-name="P29">[C<text:span text:style-name="T12">p</text:span>]|[C<text:span text:style-name="T12">c</text:span>]→[Ru] <text:span text:style-name="T22">| [t]*[Cc]</text:span></text:p>
      <text:p text:style-name="P15">sois :</text:p>
      <text:p text:style-name="P29">Math | <text:span text:style-name="T22">Ana</text:span>→ <text:span text:style-name="T22">2 | 3 demis journées * Ref</text:span></text:p>
      <text:p text:style-name="P24">(Mathématique sous <text:span text:style-name="T22">analyse durant 3 fois réflexion jet <text:s/>max </text:span>avec 3 <text:s/><text:span text:style-name="T22">fois <text:s/>3 fois <text:s/>réflexion </text:span>niveaux de réussite requis, <text:span text:style-name="T22">si <text:s/>Ref: 3, 9 jets max devant cumuler 6[Ru])</text:span></text:p>
      <text:h text:style-name="Heading_20_2" text:outline-level="2"><text:bookmark-start text:name="__RefHeading___Toc578_3963960377"/>Caractéristique<text:span text:style-name="T10">s</text:span><text:bookmark-end text:name="__RefHeading___Toc578_3963960377"/></text:h>
      <text:p text:style-name="P31">Ils existent 4 fondamentales qui vont déterminer les six caractéristiques d’un personnage.</text:p>
      <text:h text:style-name="Heading_20_3" text:outline-level="3"><text:bookmark-start text:name="__RefHeading___Toc735_3963960377"/><text:span text:style-name="T15">F</text:span>ondamentales<text:bookmark-end text:name="__RefHeading___Toc735_3963960377"/></text:h>
      <text:h text:style-name="Heading_20_4" text:outline-level="4"><text:bookmark-start text:name="__RefHeading___Toc737_3963960377"/>Stature<text:bookmark-end text:name="__RefHeading___Toc737_3963960377"/></text:h>
      <text:p text:style-name="P38">Force brute.</text:p>
      <text:h text:style-name="Heading_20_4" text:outline-level="4"><text:bookmark-start text:name="__RefHeading___Toc739_3963960377"/>Perspicacité<text:bookmark-end text:name="__RefHeading___Toc739_3963960377"/></text:h>
      <text:p text:style-name="P38">Logique et analyse du monde externe.</text:p>
      <text:h text:style-name="Heading_20_4" text:outline-level="4"><text:bookmark-start text:name="__RefHeading___Toc741_3963960377"/>Empathie<text:bookmark-end text:name="__RefHeading___Toc741_3963960377"/></text:h>
      <text:p text:style-name="P38">Rapport à la personne.</text:p>
      <text:h text:style-name="Heading_20_4" text:outline-level="4"><text:bookmark-start text:name="__RefHeading___Toc743_3963960377"/>Cohérence<text:bookmark-end text:name="__RefHeading___Toc743_3963960377"/></text:h>
      <text:p text:style-name="P38">Logique et analyse de sois.</text:p>
      <text:h text:style-name="Heading_20_3" text:outline-level="3"><text:bookmark-start text:name="__RefHeading___Toc745_3963960377"/><text:soft-page-break/><text:span text:style-name="T15">C</text:span>aractéristiques<text:bookmark-end text:name="__RefHeading___Toc745_3963960377"/></text:h>
      <text:h text:style-name="Heading_20_4" text:outline-level="4"><text:bookmark-start text:name="__RefHeading___Toc747_3963960377"/><office:annotation><dc:creator>Unknown Author</dc:creator><dc:date>2019-02-18T20:20:40.629000000</dc:date><text:p text:style-name="P47"><text:span text:style-name="T27">Force</text:span></text:p></office:annotation>Puissance<text:bookmark-end text:name="__RefHeading___Toc747_3963960377"/></text:h>
      <text:p text:style-name="P37">Addition de <text:span text:style-name="T1">Stature</text:span> et <text:span text:style-name="T1">Cohérence</text:span>.</text:p>
      <text:h text:style-name="Heading_20_4" text:outline-level="4"><text:bookmark-start text:name="__RefHeading___Toc749_3963960377"/><office:annotation><dc:creator>Unknown Author</dc:creator><dc:date>2019-02-18T20:20:56.564000000</dc:date><text:p text:style-name="P47"><text:span text:style-name="T27">Dextérité</text:span></text:p></office:annotation>Habilité<text:bookmark-end text:name="__RefHeading___Toc749_3963960377"/></text:h>
      <text:p text:style-name="P37">Addition de <text:span text:style-name="T1">Stature</text:span> et <text:span text:style-name="T1">Perspicacité</text:span>.</text:p>
      <text:h text:style-name="Heading_20_4" text:outline-level="4"><text:bookmark-start text:name="__RefHeading___Toc751_3963960377"/><office:annotation><dc:creator>Unknown Author</dc:creator><dc:date>2019-02-18T20:21:08.607000000</dc:date><text:p text:style-name="P47"><text:span text:style-name="T27">Solidité</text:span></text:p></office:annotation>Endurance<text:bookmark-end text:name="__RefHeading___Toc751_3963960377"/></text:h>
      <text:p text:style-name="P37">Addition de <text:span text:style-name="T1">Stature</text:span> et <text:span text:style-name="T1">Empathie</text:span>.</text:p>
      <text:h text:style-name="Heading_20_4" text:outline-level="4"><text:bookmark-start text:name="__RefHeading___Toc753_3963960377"/><office:annotation><dc:creator>Unknown Author</dc:creator><dc:date>2019-02-18T20:20:27.501000000</dc:date><text:p text:style-name="P47"><text:span text:style-name="T27">Intelligence</text:span></text:p></office:annotation>Analyse<text:bookmark-end text:name="__RefHeading___Toc753_3963960377"/></text:h>
      <text:p text:style-name="P37">Addition de <text:span text:style-name="T1">Perspicacité</text:span> et<text:span text:style-name="T1"> Cohérence</text:span>.</text:p>
      <text:h text:style-name="Heading_20_4" text:outline-level="4"><text:bookmark-start text:name="__RefHeading___Toc755_3963960377"/><office:annotation><dc:creator>Unknown Author</dc:creator><dc:date>2019-02-18T20:20:19.352000000</dc:date><text:p text:style-name="P47"><text:span text:style-name="T27">Sagesse</text:span></text:p></office:annotation>Réflexion<text:bookmark-end text:name="__RefHeading___Toc755_3963960377"/></text:h>
      <text:p text:style-name="P37">Addition d’<text:span text:style-name="T1">Empathie</text:span> et <text:span text:style-name="T1">Cohérence</text:span>.</text:p>
      <text:h text:style-name="Heading_20_4" text:outline-level="4"><text:bookmark-start text:name="__RefHeading___Toc757_3963960377"/><office:annotation><dc:creator>Unknown Author</dc:creator><dc:date>2019-02-18T20:20:00.474000000</dc:date><text:p text:style-name="P47"><text:span text:style-name="T27">Charisme</text:span></text:p></office:annotation>Charisme<text:bookmark-end text:name="__RefHeading___Toc757_3963960377"/></text:h>
      <text:p text:style-name="P37">Addition d’<text:span text:style-name="T1">Empathie</text:span> et <text:span text:style-name="T1">Perspicacité</text:span>.</text:p>
      <text:h text:style-name="Heading_20_2" text:outline-level="2"><text:bookmark-start text:name="__RefHeading___Toc580_3963960377"/>Compétences<text:bookmark-end text:name="__RefHeading___Toc580_3963960377"/></text:h>
      <text:p text:style-name="P8">Les compétences vont de 0 à 6, au delà le joueur obtient des niveaux de maîtrise, qui seront expliqué pus tard .</text:p>
      <text:h text:style-name="Heading_20_3" text:outline-level="3"><text:bookmark-start text:name="__RefHeading___Toc582_3963960377"/>Maîtrises<text:bookmark-end text:name="__RefHeading___Toc582_3963960377"/></text:h>
      <text:p text:style-name="P9">Quand les joueurs possèdent une compétences à 6 ils <text:span text:style-name="T26">ne peuvent plus augmenter son niveau et vont gagné</text:span> des maîtrise en lien avec la compétence</text:p>
      <text:p text:style-name="P9"><text:span text:style-name="T26">Une maîtrise possède des niveaux </text:span>, chaque niveau que possède une <text:span text:style-name="T9">maîtrise</text:span> vas aj<office:annotation><dc:creator>Unknown Author</dc:creator><dc:date>2019-02-18T13:24:19.111000000</dc:date><text:p text:style-name="P47"><text:span text:style-name="T27">Rajout d’[Ru] directement ?</text:span></text:p></office:annotation>outer un dés de <text:span text:style-name="T9">maîtrise</text:span> lors des lancés, se dés ne ser<text:span text:style-name="T26">ont</text:span> pas comptabilis<text:span text:style-name="T26">é</text:span> pour déterminer la réussite du jet mais <text:span text:style-name="T26">ils sont</text:span> pris en compte pour déterminer le <text:span text:style-name="T26">nombre de </text:span>[Ru].</text:p>
      <text:h text:style-name="P43" text:outline-level="2"><text:bookmark-start text:name="__RefHeading___Toc1204_3963960377"/>Altercations<text:bookmark-end text:name="__RefHeading___Toc1204_3963960377"/></text:h>
      <text:p text:style-name="P36">//</text:p>
      <text:h text:style-name="Heading_20_3" text:outline-level="3"><text:bookmark-start text:name="__RefHeading___Toc1206_3963960377"/>Combats<text:bookmark-end text:name="__RefHeading___Toc1206_3963960377"/></text:h>
      <text:p text:style-name="Text_20_body">//</text:p>
      <text:h text:style-name="Heading_20_3" text:outline-level="3"><text:bookmark-start text:name="__RefHeading___Toc1208_3963960377"/>Rhétoriques<text:bookmark-end text:name="__RefHeading___Toc1208_3963960377"/></text:h>
      <text:p text:style-name="Text_20_body">//</text:p>
      <text:h text:style-name="Heading_20_2" text:outline-level="2"><text:bookmark-start text:name="__RefHeading___Toc759_3963960377"/>Expérience<text:span text:style-name="T16">s</text:span><text:bookmark-end text:name="__RefHeading___Toc759_3963960377"/></text:h>
      <text:p text:style-name="P39"><text:span text:style-name="T16">Le gain d’expérience se fait lors de l’exécution d’ac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Bahnschrift" fo:font-family="Bahnschrift" style:font-family-generic="swiss" style:font-pitch="variable" officeooo:rsid="0014a6e1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Bahnschrift" fo:font-family="Bahnschrif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Bahnschrift" fo:font-family="Bahnschrif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loext:contextual-spacing="false" fo:text-indent="0cm" style:auto-text-indent="false"/>
      <style:text-properties style:font-name="Bahnschrift" fo:font-family="Bahnschrif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247cm" fo:margin-bottom="0.212cm" loext:contextual-spacing="false" fo:text-indent="0cm" style:auto-text-indent="false"/>
      <style:text-properties fo:color="#333333" style:font-name="Bahnschrift" fo:font-family="Bahnschrift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Bahnschrift" fo:font-family="Bahnschrift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MP2" style:family="paragraph" style:parent-style-name="Footer">
      <style:paragraph-properties fo:break-before="pag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________________________________________________________________</text:span><text:span text:style-name="MT1"><text:title/></text:span><text:span text:style-name="MT1">Frost </text:span><text:span text:style-name="MT2">par tydyus__ </text:span></text:p>
      </style:header>
      <style:footer>
        <text:p text:style-name="Footer"><text:page-number text:select-page="current">5</text:page-number>_______________________________________________________________________________</text:p>
      </style:footer>
    </style:master-page>
    <style:master-page style:name="First_20_Page" style:display-name="First Page" style:page-layout-name="Mpm2" style:next-style-name="Index">
      <style:footer>
        <text:p text:style-name="Footer"/>
        <text:p text:style-name="MP2"/>
      </style:footer>
    </style:master-page>
    <style:master-page style:name="Index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35:08.385000000</meta:creation-date>
    <meta:generator>LibreOffice/6.1.5.2$Windows_X86_64 LibreOffice_project/90f8dcf33c87b3705e78202e3df5142b201bd805</meta:generator>
    <dc:date>2019-02-18T21:49:19.740000000</dc:date>
    <meta:editing-duration>PT7H30M10S</meta:editing-duration>
    <meta:editing-cycles>43</meta:editing-cycles>
    <meta:document-statistic meta:table-count="0" meta:image-count="0" meta:object-count="0" meta:page-count="5" meta:paragraph-count="101" meta:word-count="860" meta:character-count="5203" meta:non-whitespace-character-count="4432"/>
  </office:meta>
</office:document-meta>
</file>